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objectwithoutfill">
      <style:graphic-properties draw:marker-end="Circle" draw:fill="none" draw:textarea-horizontal-align="center" draw:textarea-vertical-align="middle"/>
    </style:style>
    <style:style style:name="gr11" style:family="graphic" style:parent-style-name="objectwithoutfill">
      <style:graphic-properties draw:marker-end="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style:style style:name="T2" style:family="text">
      <style:text-properties fo:font-family="'Standard Symbols L'" style:font-style-name="Regular" style:font-charset="x-symbol" fo:font-size="24pt" style:font-family-asian="'Standard Symbols L'" style:font-style-name-asian="Regular" style:font-charset-asian="x-symbol" style:font-size-asian="24pt" style:font-family-complex="'Standard Symbols L'" style:font-style-name-complex="Regular" style:font-charset-complex="x-symbol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0.795cm" svg:x="10.16cm" svg:y="0.63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3.174cm" svg:height="2.539cm" svg:x="10.795cm" svg:y="7.62cm" svg:viewBox="0 0 3175 2540" draw:points="0,2540 3175,1270 0,0">
          <text:p/>
        </draw:polygon>
        <draw:custom-shape draw:style-name="gr3" draw:text-style-name="P2" draw:layer="layout" svg:width="7.62cm" svg:height="5.08cm" svg:x="0.635cm" svg:y="0.635cm">
          <text:p text:style-name="P1"><text:span text:style-name="T1">Desired Situ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4cm" svg:height="1.27cm" svg:x="15.875cm" svg:y="1.27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85cm" svg:height="2.54cm" svg:x="8.89cm" svg:y="12.06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16cm" svg:y1="3.175cm" svg:x2="10.795cm" svg:y2="3.175cm">
          <text:p/>
        </draw:line>
        <draw:line draw:style-name="gr5" draw:text-style-name="P1" draw:layer="layout" svg:x1="15.24cm" svg:y1="1.905cm" svg:x2="15.875cm" svg:y2="1.905cm">
          <text:p/>
        </draw:line>
        <draw:line draw:style-name="gr5" draw:text-style-name="P1" draw:layer="layout" svg:x1="19.685cm" svg:y1="13.335cm" svg:x2="15.875cm" svg:y2="13.335cm">
          <text:p/>
        </draw:line>
        <draw:line draw:style-name="gr6" draw:text-style-name="P1" draw:layer="layout" svg:x1="18.415cm" svg:y1="1.905cm" svg:x2="19.685cm" svg:y2="1.905cm">
          <text:p/>
        </draw:line>
        <draw:line draw:style-name="gr6" draw:text-style-name="P1" draw:layer="layout" svg:x1="19.685cm" svg:y1="13.335cm" svg:x2="19.685cm" svg:y2="1.905cm">
          <text:p/>
        </draw:line>
        <draw:line draw:style-name="gr7" draw:text-style-name="P1" draw:layer="layout" svg:x1="4.445cm" svg:y1="13.335cm" svg:x2="4.445cm" svg:y2="11.43cm">
          <text:p/>
        </draw:line>
        <draw:line draw:style-name="gr8" draw:text-style-name="P1" draw:layer="layout" svg:x1="10.16cm" svg:y1="1.905cm" svg:x2="10.795cm" svg:y2="1.905cm">
          <text:p/>
        </draw:line>
        <draw:custom-shape draw:style-name="gr3" draw:text-style-name="P2" draw:layer="layout" svg:width="7.62cm" svg:height="5.08cm" svg:x="0.635cm" svg:y="6.35cm">
          <text:p text:style-name="P1"><text:span text:style-name="T1">Perceived Situ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" draw:text-style-name="P1" draw:layer="layout" svg:width="3.623cm" svg:height="0.227cm" draw:transform="skewX (0.509287075731849) rotate (-0.0267035375566949) translate (6.66841642613487cm 1.58774980330449cm)" svg:viewBox="0 0 3624 228" svg:d="m0 2818c1659 277 3624 224 3624 224">
            <text:p/>
          </draw:path>
          <draw:path draw:style-name="gr10" draw:text-style-name="P1" draw:layer="layout" svg:width="3.62cm" svg:height="0.228cm" draw:transform="skewX (0.497069770967891) rotate (3.11523818188409) translate (6.66658357386513cm 1.58725019669552cm)" svg:viewBox="0 0 3621 229" svg:d="m0-2822c1655 278 3621 225 3621 225">
            <text:p/>
          </draw:path>
        </draw:g>
        <draw:g>
          <draw:path draw:style-name="gr9" draw:text-style-name="P1" draw:layer="layout" svg:width="3.36cm" svg:height="1.566cm" draw:transform="skewX (0.125489173218369) rotate (-2.93983259205988) translate (10.2782441957929cm 4.72231148606193cm)" svg:viewBox="0 0 3361 1567" svg:d="m3361-13372c-1538 1903-3361 1539-3361 1539">
            <text:p/>
          </draw:path>
          <draw:path draw:style-name="gr10" draw:text-style-name="P1" draw:layer="layout" svg:width="3.358cm" svg:height="1.568cm" draw:transform="skewX (0.126012771993967) rotate (0.201410995680108) translate (3.69300418528239cm 6.07123635442538cm)" svg:viewBox="0 0 3359 1569" svg:d="m3359 13375c-1536 1903-3359 1540-3359 1540">
            <text:p/>
          </draw:path>
        </draw:g>
        <draw:custom-shape draw:style-name="gr4" draw:text-style-name="P2" draw:layer="layout" svg:width="2.54cm" svg:height="1.27cm" svg:x="15.875cm" svg:y="5.08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16cm" svg:y1="6.35cm" svg:x2="10.795cm" svg:y2="6.35cm">
          <text:p/>
        </draw:line>
        <draw:line draw:style-name="gr5" draw:text-style-name="P1" draw:layer="layout" svg:x1="15.24cm" svg:y1="5.715cm" svg:x2="15.875cm" svg:y2="5.715cm">
          <text:p/>
        </draw:line>
        <draw:line draw:style-name="gr6" draw:text-style-name="P1" draw:layer="layout" svg:x1="18.415cm" svg:y1="5.715cm" svg:x2="19.685cm" svg:y2="5.715cm">
          <text:p/>
        </draw:line>
        <draw:line draw:style-name="gr8" draw:text-style-name="P1" draw:layer="layout" svg:x1="10.16cm" svg:y1="5.08cm" svg:x2="10.795cm" svg:y2="5.08cm">
          <text:p/>
        </draw:line>
        <draw:custom-shape draw:style-name="gr4" draw:text-style-name="P1" draw:layer="layout" svg:width="1.27cm" svg:height="1.27cm" svg:x="10.995cm" svg:y="8.255cm">
          <text:p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4cm" svg:height="1.27cm" svg:x="15.875cm" svg:y="6.985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16cm" svg:y1="9.525cm" svg:x2="10.795cm" svg:y2="9.525cm">
          <text:p/>
        </draw:line>
        <draw:line draw:style-name="gr5" draw:text-style-name="P1" draw:layer="layout" svg:x1="15.24cm" svg:y1="9.525cm" svg:x2="15.875cm" svg:y2="9.525cm">
          <text:p/>
        </draw:line>
        <draw:line draw:style-name="gr6" draw:text-style-name="P1" draw:layer="layout" svg:x1="18.415cm" svg:y1="9.525cm" svg:x2="19.685cm" svg:y2="9.525cm">
          <text:p/>
        </draw:line>
        <draw:line draw:style-name="gr8" draw:text-style-name="P1" draw:layer="layout" svg:x1="10.16cm" svg:y1="8.255cm" svg:x2="10.795cm" svg:y2="8.255cm">
          <text:p/>
        </draw:line>
        <draw:g>
          <draw:path draw:style-name="gr9" draw:text-style-name="P1" draw:layer="layout" svg:width="2.031cm" svg:height="1.11cm" draw:transform="skewX (0.175580122750596) rotate (-2.90300614484281) translate (10.2297817098761cm 7.45606797084656cm)" svg:viewBox="0 0 2032 1111" svg:d="m2032-19325c-929 1349-2032 1091-2032 1091">
            <text:p/>
          </draw:path>
          <draw:path draw:style-name="gr10" draw:text-style-name="P1" draw:layer="layout" svg:width="2.031cm" svg:height="1.11cm" draw:transform="skewX (0.175580122750596) rotate (0.23858650874758) translate (6.28021829012329cm 8.41893202915482cm)" svg:viewBox="0 0 2032 1111" svg:d="m2032 19329c-929 1349-2032 1092-2032 1092">
            <text:p/>
          </draw:path>
        </draw:g>
        <draw:g>
          <draw:path draw:style-name="gr9" draw:text-style-name="P1" draw:layer="layout" svg:width="2.966cm" svg:height="0.455cm" draw:transform="skewX (-0.166853476490626) rotate (-3.07684093834141) translate (10.2643568295061cm 9.96749521390763cm)" svg:viewBox="0 0 2967 456" svg:d="m2967-21222c-1356 554-2967 449-2967 449">
            <text:p/>
          </draw:path>
          <draw:path draw:style-name="gr10" draw:text-style-name="P1" draw:layer="layout" svg:width="2.966cm" svg:height="0.455cm" draw:transform="skewX (-0.166853476490626) rotate (0.0647517152489774) translate (4.34064317049407cm 10.3525047860941cm)" svg:viewBox="0 0 2967 456" svg:d="m2967 21223c-1356 554-2967 449-2967 449">
            <text:p/>
          </draw:path>
        </draw:g>
        <draw:g>
          <draw:path draw:style-name="gr9" draw:text-style-name="P1" draw:layer="layout" svg:width="1.69cm" svg:height="0.889cm" draw:transform="skewX (-0.162664686285841) rotate (-0.229859862488796) translate (8.57291655733403cm 3.81099921321794cm)" svg:viewBox="0 0 1691 890" svg:d="m0 3515c774 1081 1691 874 1691 874">
            <text:p/>
          </draw:path>
          <draw:path draw:style-name="gr10" draw:text-style-name="P1" draw:layer="layout" svg:width="1.689cm" svg:height="0.89cm" draw:transform="skewX (-0.16301375213624) rotate (2.91260545572759) translate (8.57208344266597cm 3.80900078678206cm)" svg:viewBox="0 0 1690 891" svg:d="m0-3528c773 1082 1690 876 1690 876">
            <text:p/>
          </draw:path>
        </draw:g>
        <draw:g>
          <draw:path draw:style-name="gr9" draw:text-style-name="P1" draw:layer="layout" svg:width="2.695cm" svg:height="1.339cm" draw:transform="skewX (-0.144513262065103) rotate (-0.215722695547645) translate (7.62066649173445cm 6.35149881982691cm)" svg:viewBox="0 0 2696 1340" svg:d="m0 9146c1234 1627 2696 1316 2696 1316">
            <text:p/>
          </draw:path>
          <draw:path draw:style-name="gr10" draw:text-style-name="P1" draw:layer="layout" svg:width="2.693cm" svg:height="1.339cm" draw:transform="skewX (-0.1455604596163) rotate (2.92621902389314) translate (7.61933350826555cm 6.34850118017309cm)" svg:viewBox="0 0 2694 1340" svg:d="m0-9147c1231 1627 2694 1317 2694 1317">
            <text:p/>
          </draw:path>
        </draw:g>
        <draw:custom-shape draw:style-name="gr4" draw:text-style-name="P2" draw:layer="layout" svg:width="2.54cm" svg:height="1.27cm" svg:x="15.875cm" svg:y="3.175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27cm" svg:x="15.875cm" svg:y="8.89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415cm" svg:y1="7.62cm" svg:x2="19.685cm" svg:y2="7.62cm">
          <text:p/>
        </draw:line>
        <draw:line draw:style-name="gr6" draw:text-style-name="P1" draw:layer="layout" svg:x1="18.415cm" svg:y1="3.81cm" svg:x2="19.685cm" svg:y2="3.81cm">
          <text:p/>
        </draw:line>
        <draw:g>
          <draw:path draw:style-name="gr9" draw:text-style-name="P1" draw:layer="layout" svg:width="0.665cm" svg:height="0.225cm" draw:transform="skewX (0.0378736447682698) rotate (-2.99620672689929) translate (15.2638315862248cm 2.12580912739307cm)" svg:viewBox="0 0 666 226" svg:d="m666-8629c-305 274-666 221-666 221">
            <text:p/>
          </draw:path>
          <draw:path draw:style-name="gr11" draw:text-style-name="P1" draw:layer="layout" svg:width="0.665cm" svg:height="0.225cm" draw:transform="skewX (0.0378736447682698) rotate (0.145036860840701) translate (13.9462203078016cm 2.3189484582937cm)" svg:viewBox="0 0 666 226" svg:d="m666 8620c-305 275-666 223-666 223">
            <text:p/>
          </draw:path>
        </draw:g>
        <draw:line draw:style-name="gr5" draw:text-style-name="P1" draw:layer="layout" svg:x1="15.24cm" svg:y1="3.81cm" svg:x2="15.875cm" svg:y2="3.81cm">
          <text:p/>
        </draw:line>
        <draw:line draw:style-name="gr5" draw:text-style-name="P1" draw:layer="layout" svg:x1="15.24cm" svg:y1="7.62cm" svg:x2="15.875cm" svg:y2="7.62cm">
          <text:p/>
        </draw:line>
        <draw:g>
          <draw:path draw:style-name="gr9" draw:text-style-name="P1" draw:layer="layout" svg:width="0.719cm" svg:height="0.626cm" draw:transform="skewX (0.3780383159819) rotate (-2.72742602209221) translate (15.2639331683369cm 4.47216080448763cm)" svg:viewBox="0 0 720 627" svg:d="m720-20473c-330 761-720 615-720 615">
            <text:p/>
          </draw:path>
          <draw:path draw:style-name="gr11" draw:text-style-name="P1" draw:layer="layout" svg:width="0.718cm" svg:height="0.627cm" draw:transform="skewX (0.376991118430704) rotate (0.41294490102178) translate (13.9461467659799cm 5.05184432456568cm)" svg:viewBox="0 0 719 628" svg:d="m719 20448c-329 762-719 617-719 617">
            <text:p/>
          </draw:path>
        </draw:g>
        <draw:g>
          <draw:path draw:style-name="gr9" draw:text-style-name="P1" draw:layer="layout" svg:width="0.719cm" svg:height="0.626cm" draw:transform="skewX (-0.3780383159819) rotate (-0.414166631499362) translate (14.6051666229336cm 6.66824940991346cm)" svg:viewBox="0 0 720 627" svg:d="m0 454c330 762 720 616 720 616">
            <text:p/>
          </draw:path>
          <draw:path draw:style-name="gr11" draw:text-style-name="P1" draw:layer="layout" svg:width="0.718cm" svg:height="0.627cm" draw:transform="skewX (-0.376991118430704) rotate (2.72864775256742) translate (14.6048333770664cm 6.66675059008654cm)" svg:viewBox="0 0 719 628" svg:d="m0-491c329 763 719 617 719 617">
            <text:p/>
          </draw:path>
        </draw:g>
        <draw:g>
          <draw:path draw:style-name="gr9" draw:text-style-name="P1" draw:layer="layout" svg:width="0.814cm" svg:height="0.92cm" draw:transform="skewX (-0.611214304048299) rotate (-0.632158255073413) translate (14.6056664917345cm 4.1292486231314cm)" svg:viewBox="0 0 815 921" svg:d="m0-10598c372 1119 815 904 815 904">
            <text:p/>
          </draw:path>
          <draw:path draw:style-name="gr11" draw:text-style-name="P1" draw:layer="layout" svg:width="0.814cm" svg:height="0.922cm" draw:transform="skewX (-0.608945376020707) rotate (2.51083066191857) translate (14.6053335082656cm 4.12675137686861cm)" svg:viewBox="0 0 815 923" svg:d="m0 10562c374 1120 815 906 815 906">
            <text:p/>
          </draw:path>
        </draw:g>
        <draw:g>
          <draw:path draw:style-name="gr9" draw:text-style-name="P1" draw:layer="layout" svg:width="0.665cm" svg:height="0.225cm" draw:transform="skewX (-0.0378736447682698) rotate (-0.145385926692287) translate (14.6051666229336cm 9.20774980330449cm)" svg:viewBox="0 0 666 226" svg:d="m0 13989c305 275 666 222 666 222">
            <text:p/>
          </draw:path>
          <draw:path draw:style-name="gr11" draw:text-style-name="P1" draw:layer="layout" svg:width="0.665cm" svg:height="0.225cm" draw:transform="skewX (-0.0378736447682698) rotate (2.9965557927485) translate (14.6048333770664cm 9.20725019669552cm)" svg:viewBox="0 0 666 226" svg:d="m0-14000c305 275 666 223 666 223">
            <text:p/>
          </draw:path>
        </draw:g>
        <draw:g>
          <draw:path draw:style-name="gr9" draw:text-style-name="P1" draw:layer="layout" svg:width="0.816cm" svg:height="0.92cm" draw:transform="skewX (0.610341639422302) rotate (-2.50943439851816) translate (15.2640816154324cm 6.81864481053203cm)" svg:viewBox="0 0 817 921" svg:d="m817-29041c-374 1119-817 905-817 905">
            <text:p/>
          </draw:path>
          <draw:path draw:style-name="gr11" draw:text-style-name="P1" draw:layer="layout" svg:width="0.815cm" svg:height="0.922cm" draw:transform="skewX (0.608945376020707) rotate (0.630761991670632) translate (13.94588805535cm 7.78496522113343cm)" svg:viewBox="0 0 816 923" svg:d="m816 29023c-374 1121-816 907-816 907">
            <text:p/>
          </draw:path>
        </draw:g>
        <draw:line draw:style-name="gr6" draw:text-style-name="P1" draw:layer="layout" svg:x1="8.89cm" svg:y1="13.335cm" svg:x2="4.445cm" svg:y2="13.335cm">
          <text:p/>
        </draw:line>
        <draw:polygon draw:style-name="gr2" draw:text-style-name="P1" draw:layer="layout" svg:width="3.174cm" svg:height="2.539cm" svg:x="10.795cm" svg:y="4.445cm" svg:viewBox="0 0 3175 2540" draw:points="0,2540 3175,1270 0,0">
          <text:p/>
        </draw:polygon>
        <draw:custom-shape draw:style-name="gr4" draw:text-style-name="P1" draw:layer="layout" svg:width="1.27cm" svg:height="1.27cm" svg:x="10.995cm" svg:y="5.08cm">
          <text:p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3.174cm" svg:height="2.539cm" svg:x="10.795cm" svg:y="1.27cm" svg:viewBox="0 0 3175 2540" draw:points="0,2540 3175,1270 0,0">
          <text:p/>
        </draw:polygon>
        <draw:custom-shape draw:style-name="gr4" draw:text-style-name="P1" draw:layer="layout" svg:width="1.27cm" svg:height="1.27cm" svg:x="10.995cm" svg:y="1.905cm">
          <text:p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3.457cm" svg:height="0.954cm" svg:x="10.595cm" svg:y="10.26cm">
          <draw:text-box>
            <text:p><text:span text:style-name="T1">Dif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3T13:35:38</meta:creation-date>
    <dc:date>2011-06-20T11:18:24</dc:date>
    <dc:creator>Bo Morgan</dc:creator>
    <meta:editing-duration>PT14H16M14S</meta:editing-duration>
    <meta:editing-cycles>8</meta:editing-cycles>
    <meta:generator>OpenOffice.org/3.2$Linux OpenOffice.org_project/320m19$Build-9505</meta:generator>
    <meta:document-statistic meta:object-count="72"/>
  </office:meta>
</office:document-meta>
</file>